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color="#0000ff"/>
    </style:style>
    <style:style style:name="P6" style:family="paragraph" style:parent-style-name="Standard">
      <style:text-properties fo:color="#000000" fo:font-size="11pt" style:font-size-asian="11pt" style:font-size-complex="11pt"/>
    </style:style>
    <style:style style:name="P7" style:family="paragraph" style:parent-style-name="Standard">
      <style:text-properties fo:color="#000000" fo:font-size="11pt" fo:font-weight="normal" style:font-size-asian="11pt" style:font-weight-asian="normal" style:font-size-complex="11pt" style:font-weight-complex="normal"/>
    </style:style>
    <style:style style:name="P8" style:family="paragraph" style:parent-style-name="Standard">
      <style:paragraph-properties style:writing-mode="lr-tb"/>
      <style:text-properties fo:font-size="10pt" fo:font-weight="bold" style:font-size-asian="10pt" style:font-weight-asian="bold" style:font-size-complex="10pt" style:font-weight-complex="bold"/>
    </style:style>
    <style:style style:name="P9" style:family="paragraph" style:parent-style-name="Standard">
      <style:paragraph-properties style:writing-mode="lr-tb"/>
      <style:text-properties fo:font-size="10pt" style:font-size-asian="10pt" style:font-size-complex="10pt"/>
    </style:style>
    <style:style style:name="P10"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11" style:family="paragraph" style:parent-style-name="Standard" style:list-style-name="L1">
      <style:text-properties fo:color="#000000" fo:font-size="11pt" style:font-size-asian="11pt" style:font-size-complex="11pt"/>
    </style:style>
    <style:style style:name="P12" style:family="paragraph" style:parent-style-name="Standard" style:list-style-name="L2">
      <style:text-properties fo:color="#000000" fo:font-size="11pt" style:font-size-asian="11pt" style:font-size-complex="11pt"/>
    </style:style>
    <style:style style:name="P13" style:family="paragraph" style:parent-style-name="Standard" style:list-style-name="L3">
      <style:text-properties fo:color="#000000" fo:font-size="11pt" style:font-size-asian="11pt" style:font-size-complex="11pt"/>
    </style:style>
    <style:style style:name="P14" style:family="paragraph" style:parent-style-name="Standard" style:list-style-name="L4">
      <style:text-properties fo:color="#000000" fo:font-size="11pt" style:font-size-asian="11pt" style:font-size-complex="11pt"/>
    </style:style>
    <style:style style:name="P15" style:family="paragraph" style:parent-style-name="Standard" style:list-style-name="L5">
      <style:text-properties fo:color="#000000" fo:font-size="11pt" style:font-size-asian="11pt" style:font-size-complex="11pt"/>
    </style:style>
    <style:style style:name="P16" style:family="paragraph" style:parent-style-name="Standard" style:list-style-name="L6">
      <style:text-properties fo:color="#000000" fo:font-size="11pt" style:font-size-asian="11pt" style:font-size-complex="11pt"/>
    </style:style>
    <style:style style:name="P17" style:family="paragraph" style:parent-style-name="Standard" style:list-style-name="L7">
      <style:text-properties fo:color="#000000" fo:font-size="11pt" style:font-size-asian="11pt" style:font-size-complex="11pt"/>
    </style:style>
    <style:style style:name="P18"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text-position="sub 58%" style:font-name="Times New Roman"/>
    </style:style>
    <style:style style:name="T6" style:family="text">
      <style:text-properties style:text-position="sub 58%" style:font-name="Times New Roman" fo:font-weight="normal" style:font-weight-asian="normal" style:font-weight-complex="normal"/>
    </style:style>
    <style:style style:name="T7" style:family="text">
      <style:text-properties style:font-name="DejaVu San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Especificación de las restricciones contextuales </text:p>
      <text:p text:style-name="P4"/>
      <text:p text:style-name="Standard"><text:span text:style-name="T2">4.1. Descripción informal de las restricciones contextuales</text:span><text:span text:style-name="T3"> </text:span></text:p>
      <text:p text:style-name="P5">Enumeración y descripción informal de las restricciones contextuales del lenguaje. En este apartado basta con copiar las restricciones contextuales que os proponemos al principio de la plantilla, cuando describimos las características del lenguaje.</text:p>
      <text:p text:style-name="P5"/>
      <text:p text:style-name="P6">Las restricciones contextuales relativas a esta práctica tienen que ver principalmente con que el tipo de las expresiones esten bien definidos y coincidan con el que permiten los operadores con las que van asociadas. Las restantes tienen que ver con la declaracion de las variables y las instrucciones. Para las primeras he definido un atributo “tipo” y para las segundas un atributo “error”. Estos dos atributos tienen su enlace, ya que un posible valor del atributo “tipo” es error.</text:p>
      <text:p text:style-name="P6"/>
      <text:p text:style-name="P6">Las restricciones que tienen que ver con la declaracion de las variables y las instrucciones son:</text:p>
      <text:p text:style-name="P6"><text:tab/>En la seccion de declaraciones no podrá haber variables duplicadas</text:p>
      <text:p text:style-name="P6"><text:tab/>En la instrucción de asignacion, el identificador debe haber sido declarado.</text:p>
      <text:p text:style-name="P6"><text:tab/>A una variable de tipo real es posible asignarle un valor real,entero o natural.</text:p>
      <text:p text:style-name="P6"><text:tab/>A una variable de tipo entero es posible asignarle un valor entero o real.</text:p>
      <text:p text:style-name="P6"><text:tab/>A una variable de tipo nat,char o bool solo les puedes asignarles valores del mismo tipo</text:p>
      <text:p text:style-name="P6"><text:tab/>En la instrucción de lectura el identificador debe haber sido definido antes.</text:p>
      <text:p text:style-name="P6"/>
      <text:p text:style-name="P6">Las restricciones contextuales de las de las expresiones son las siguientes:</text:p>
      <text:p text:style-name="P6"><text:tab/>Los operadores <text:span text:style-name="T1">&lt;, &gt;, &lt;=, &gt;=, =/=</text:span> son capaces de comparar entre si valores numericos(natural con natural, natural con entero, natural con real, entero con natural, entero con entero, entero con real, real con natural con entero, real con ral) caracteres y booleanos</text:p>
      <text:p text:style-name="P6"><text:tab/>Los operadores <text:span text:style-name="T4">+</text:span> y <text:span text:style-name="T2">–</text:span> operan solo sobre valores numericos. El resultado sera un valor real ( siempre y cuando alguno de los operadores sea real), un valor entero (siempre y cuando alguno del os operandos sea entero y no haya operando reales) o un natural ( solo cuando los dos operandos sean naturales)</text:p>
      <text:p text:style-name="P6"><text:tab/>El operador <text:span text:style-name="T2">or</text:span> opera unicamente sobre valores booleanos.</text:p>
      <text:p text:style-name="P6"><text:tab/>Los operadores <text:s/><text:span text:style-name="T2">*</text:span> y <text:span text:style-name="T2">/</text:span> <text:s/>operan solo sobre valores numericos. El resultado sera un valor real (siempre y cuando alguno de los operandos ea real), un valor entero ( siempre y cuando alguno de los operandos sea entero y no haya operandos reales) o un natural ( solo cuando los dos openados sea naturales) o un natural ( solo cuando los dos openados sean naturales).</text:p>
      <text:p text:style-name="P6"><text:tab/>En el operador <text:span text:style-name="T2">%</text:span> <text:s/>no opera sobre valores reales, caracteres y booleanos. El primer operando puede ser entrero o natural, pero el segundo operando solo puede ser natural. El tipo del resultado sera el mismo que el del primer operando.</text:p>
      <text:p text:style-name="P6"><text:tab/>El operador <text:span text:style-name="T2">and</text:span> opera solo sobre valores booleanos.</text:p>
      <text:p text:style-name="P6"><text:tab/>Los operadores <text:span text:style-name="T2">&lt;&lt;</text:span> y <text:span text:style-name="T2">&gt;&gt;</text:span> operan unicamente sobre valores naturales.</text:p>
      <text:p text:style-name="P6"><text:tab/>El operador <text:span text:style-name="T2">not</text:span> opera solo sobre valores booleanos.</text:p>
      <text:p text:style-name="P6"><text:tab/>El operador <text:span text:style-name="T2">–</text:span> opera solo sobre valores numericos y el resultado es su operando cambiado de signo. Este resultado sera real si el tipo del operando es real, y entero en otro caso.</text:p>
      <text:p text:style-name="P6"><text:tab/>El operador <text:span text:style-name="T2">(float)</text:span> admite expresiones reales, enteras, de naturales y de caracteres. En todas el resultado es real.</text:p>
      <text:p text:style-name="P6"><text:tab/>El operador <text:span text:style-name="T2">(int)</text:span> admite expresiones reales, enteras, de naturales y de caracteres. En todas el resultado es entero.</text:p>
      <text:p text:style-name="P6"><text:tab/>El operador <text:span text:style-name="T2">(nat)</text:span> admite solo expresiones de naturales y de caracteres y en ambas el resultado es natural.</text:p>
      <text:p text:style-name="P6"><text:tab/>El operador <text:span text:style-name="T2">(char)</text:span> admite solo expresiones de naturales y de caracteres y en ambas el resultado es caracter</text:p>
      <text:p text:style-name="P6"><text:tab/>El operador <text:span text:style-name="T2">valor absoluto</text:span> solo admite expresiones numericas y el resultado es real y la expresion es real o natural si la expresion que evalua es natural o entera.</text:p>
      <text:p text:style-name="P3"/>
      <text:p text:style-name="Standard"><text:span text:style-name="T2">4.2. Funciones semánticas</text:span><text:span text:style-name="T3"> </text:span></text:p>
      <text:p text:style-name="P5">Descripción, si procede, de las funciones semánticas adicionales utilizadas en la especificación. Para cada función debe indicarse explícitamente su cabecera, así como informalmente su cometido, <text:soft-page-break/>incluyendo el propósito de cada uno de sus parámetros. </text:p>
      <text:p text:style-name="P5"/>
      <text:p text:style-name="P5">Esta sección puede dejarse vacía si no se van a usar funciones semánticas adicionales.</text:p>
      <text:p text:style-name="P3"/>
      <text:p text:style-name="Standard"><text:span text:style-name="T2">4.3. Atributos semánticos</text:span><text:span text:style-name="T3"> </text:span></text:p>
      <text:p text:style-name="P5">Para cada categoría sintáctica relevante en este procesamiento deben enumerarse sus atributos semánticos, indicando si son heredados o sintetizados, y describiendo informalmente su propósito.</text:p>
      <text:p text:style-name="P5"/>
      <text:p text:style-name="P5"><text:tab/></text:p>
      <text:p text:style-name="P7">Categoría Programa:</text:p>
      <text:list xml:id="list1408842059" text:style-name="L1">
        <text:list-item>
          <text:p text:style-name="P11">error: sintetizado. Sirve para indicar si hay errores contextuales del programa.</text:p>
        </text:list-item>
      </text:list>
      <text:p text:style-name="P6">Categoría Declaraciones:</text:p>
      <text:list xml:id="list533245925" text:style-name="L2">
        <text:list-item>
          <text:p text:style-name="P12">error: sintetizado. Indica si hay errores en las declaraciones.</text:p>
        </text:list-item>
      </text:list>
      <text:p text:style-name="P6">Categoría Instrucciones:</text:p>
      <text:list xml:id="list319257503" text:continue-numbering="true" text:style-name="L2">
        <text:list-item>
          <text:p text:style-name="P12">error: sintetizado. Indica si hay errores en la sección de instrucciones.</text:p>
        </text:list-item>
      </text:list>
      <text:p text:style-name="P6">Categoría InstrucciónAsig:</text:p>
      <text:list xml:id="list380210061" text:style-name="L3">
        <text:list-item>
          <text:p text:style-name="P13">lex: sintetizado. Proviene del analizador lexico y nos da el nombre del identificador.</text:p>
        </text:list-item>
        <text:list-item>
          <text:p text:style-name="P13">tipo: sintetizado. Indica el tipo del indentificador.</text:p>
        </text:list-item>
      </text:list>
      <text:p text:style-name="P6">Categoria InsLectura:</text:p>
      <text:list xml:id="list247829635" text:style-name="L4">
        <text:list-item>
          <text:p text:style-name="P14">error: indica error en instrucción de lectura.</text:p>
        </text:list-item>
      </text:list>
      <text:p text:style-name="P6">Categoría InsEscritura:</text:p>
      <text:list xml:id="list1687901588" text:style-name="L5">
        <text:list-item>
          <text:p text:style-name="P15">error: indica error en la instrucción de escritura.</text:p>
        </text:list-item>
      </text:list>
      <text:p text:style-name="P6">Categoría Expresión:</text:p>
      <text:list xml:id="list214965524" text:style-name="L6">
        <text:list-item>
          <text:p text:style-name="P16">tipo: sintetizado. Contiene el tipo de la expresión y, en su caso, error si existe un error de tipos.</text:p>
        </text:list-item>
      </text:list>
      <text:p text:style-name="P6">Categorías opNivX:</text:p>
      <text:list xml:id="list108733410" text:style-name="L7">
        <text:list-item>
          <text:p text:style-name="P17">op: sintetizado. Contiene el tipo de operación.</text:p>
        </text:list-item>
      </text:list>
      <text:p text:style-name="P6"><text:tab/></text:p>
      <text:p text:style-name="P6"><text:tab/>Por ultimo hay un atributo heredado “tsh” que es la tabla de simbolos que proviene de las declaraciones y que heredan las categorias sintacticas Instrucciones, Instruccion, InsLectura, InsEscritura, InsAsignacion, Expresion, ExpresionNiv1, ExpresionNiv2, ExpresionNiv3 y ExpresionNiv4</text:p>
      <text:p text:style-name="P3"/>
      <text:p text:style-name="P4"/>
      <text:p text:style-name="Standard"><text:span text:style-name="T2">4.4. Gramática de atributos</text:span><text:span text:style-name="T3"> </text:span></text:p>
      <text:p text:style-name="P5">Gramática de atributos que formaliza la comprobación de las restricciones contextuales.</text:p>
      <text:p text:style-name="P4"/>
      <text:p text:style-name="P8">Programa → Declaraciones &amp; Instrucciones</text:p>
      <text:p text:style-name="P9"><text:tab/>Programa.error = Declaraciones.error v Instrucciones.error</text:p>
      <text:p text:style-name="P9"><text:tab/>Instrucciones.tsh = Declaraciones.ts</text:p>
      <text:p text:style-name="P8">Declaraciones → Declaración ; Declaraciones</text:p>
      <text:p text:style-name="P9"><text:tab/>Declaraciones<text:span text:style-name="T5">o</text:span>.error = existe(Declaraciones<text:span text:style-name="T5">o</text:span>.ts,Declaracion.id) v Declaraciones<text:span text:style-name="T5">1</text:span>.error</text:p>
      <text:p text:style-name="P8">Declaraciones → Declaración</text:p>
      <text:p text:style-name="P8"><text:tab/><text:span text:style-name="T1">Declaraciones.error = false</text:span></text:p>
      <text:p text:style-name="P8">Declaración → id : tipo</text:p>
      <text:p text:style-name="P10"/>
      <text:p text:style-name="P8">Instrucciones → Instrucción ; Instrucciones</text:p>
      <text:p text:style-name="P8"><text:tab/><text:span text:style-name="T1">Instrucciones</text:span><text:span text:style-name="T6">o</text:span><text:span text:style-name="T1">.error = Instrucción.error v Instrucciones</text:span><text:span text:style-name="T6">1</text:span><text:span text:style-name="T1">.error</text:span></text:p>
      <text:p text:style-name="P8"><text:span text:style-name="T1"><text:tab/>Instrucciones</text:span><text:span text:style-name="T6">1</text:span><text:span text:style-name="T1">.tsh = Instruccion.tsh = instrucciónes</text:span><text:span text:style-name="T6">o</text:span><text:span text:style-name="T1">.tsh</text:span></text:p>
      <text:p text:style-name="P8">Instrucciones → Instrucción</text:p>
      <text:p text:style-name="P8"><text:tab/><text:span text:style-name="T1">Instrucciones.error = Instrucción.error</text:span></text:p>
      <text:p text:style-name="P10"><text:tab/>Instrucción.tsh = Instrucciones.tsh</text:p>
      <text:p text:style-name="P8">Instrucción → InsLectura</text:p>
      <text:p text:style-name="P8"><text:tab/><text:span text:style-name="T1">Instrucción.error = InsLectura.error</text:span></text:p>
      <text:p text:style-name="P10"><text:tab/>InsLectura.tsh = Instrucción.tsh</text:p>
      <text:p text:style-name="P8">Instrucción → InsEscritura</text:p>
      <text:p text:style-name="P8"><text:tab/><text:span text:style-name="T1">Instrucción.error = InsEscritura.error</text:span></text:p>
      <text:p text:style-name="P10"><text:tab/>InsEscritura.tsh = Instrucción.tsh</text:p>
      <text:p text:style-name="P8"><text:soft-page-break/>Instrucción → InsAsignacion</text:p>
      <text:p text:style-name="P10"><text:tab/>Instrucción.error = InsAsignacion.error <text:s/></text:p>
      <text:p text:style-name="P10"><text:tab/>InsAsignacion.tsh = Instrucción.tsh</text:p>
      <text:p text:style-name="P8">InsLectura → <text:s/>in(id)</text:p>
      <text:p text:style-name="P8"><text:tab/><text:span text:style-name="T1">InsLectura.error = NOT existeID(InsLectura.tsh,id.lex)</text:span></text:p>
      <text:p text:style-name="P8">InsEscritura → out(Expresion)</text:p>
      <text:p text:style-name="P8"><text:tab/><text:span text:style-name="T1">InsEscritura.error = (Expresion.tipo = error)</text:span></text:p>
      <text:p text:style-name="P8">InsAsignación → id := Expresión</text:p>
      <text:p text:style-name="P8"><text:tab/><text:span text:style-name="T1">InsAsignacion.error = (NOT existeID(InsAsignacion.tsh,id.lex)) v (Expresion.tipo = error) v</text:span></text:p>
      <text:p text:style-name="P10"><text:tab/><text:tab/><text:tab/> <text:s text:c="5"/>(InsAsignación.tsh[id.lex].tipo = float <text:span text:style-name="T7">ᴧ</text:span> </text:p>
      <text:p text:style-name="P10"><text:tab/><text:tab/><text:tab/><text:tab/>(Expresion.tipo = character v Expresion.tipo = boolean)) v</text:p>
      <text:p text:style-name="P10"><text:tab/><text:tab/><text:tab/> <text:s text:c="7"/>(InsAsignación.tsh[id.lex].tipo = integer <text:span text:style-name="T7">ᴧ</text:span> </text:p>
      <text:p text:style-name="P10"><text:tab/><text:tab/><text:tab/><text:tab/>(Expresion.tipo=float v Expresion.tipo = character v <text:s text:c="2"/>Expresion.tipo = boolean)) <text:s/>v</text:p>
      <text:p text:style-name="P10"><text:tab/><text:tab/><text:tab/> <text:s text:c="7"/>(InsAsignación.tsh[id.lex].tipo = natural <text:span text:style-name="T7">ᴧ</text:span> Expresion.tipo =/= natural) <text:s/>v</text:p>
      <text:p text:style-name="P10"><text:tab/><text:tab/><text:tab/> <text:s text:c="7"/>(InsAsignación.tsh[id.lex].tipo = character <text:span text:style-name="T7">ᴧ</text:span> Expresion.tipo =/= character) <text:s/>v</text:p>
      <text:p text:style-name="P10"><text:tab/><text:tab/><text:tab/> <text:s text:c="7"/>(InsAsignación.tsh[id.lex].tipo = boolean <text:span text:style-name="T7">ᴧ</text:span> Expresion.tipo =/= boolean)<text:tab/></text:p>
      <text:p text:style-name="P10"><text:tab/>Expresion.tsh = InsAsignacion.tsh<text:tab/><text:tab/></text:p>
      <text:p text:style-name="P10"/>
      <text:p text:style-name="P8">Expresión → ExpresiónNiv1 OpNiv0 ExpresiónNiv1 </text:p>
      <text:p text:style-name="P8"><text:tab/><text:span text:style-name="T1">Expresion.tipo = si (ExpresionNiv1</text:span><text:span text:style-name="T6">o</text:span><text:span text:style-name="T1">.tipo = error v ExpresionNiv1</text:span><text:span text:style-name="T6">1</text:span><text:span text:style-name="T1">.tipo = error) v</text:span></text:p>
      <text:p text:style-name="P10"><text:tab/><text:tab/> <text:tab/> <text:s text:c="5"/>(ExpresionNiv1<text:span text:style-name="T5">o</text:span>.tipo = character ᴧ ExpresionNiv1<text:span text:style-name="T5">1</text:span>.tipo =/= character) v</text:p>
      <text:p text:style-name="P10"><text:tab/><text:tab/><text:tab/> <text:s text:c="5"/>(ExpresionNiv1<text:span text:style-name="T5">o</text:span>.tipo =/= character ᴧ ExpresionNiv1<text:span text:style-name="T5">1</text:span>.tipo = character)</text:p>
      <text:p text:style-name="P10"><text:tab/><text:tab/> <text:tab/> <text:s text:c="5"/>(ExpresionNiv1<text:span text:style-name="T5">o</text:span>.tipo = boolean ᴧ ExpresionNiv1<text:span text:style-name="T5">1</text:span>.tipo =/= boolean) v</text:p>
      <text:p text:style-name="P10"><text:tab/><text:tab/><text:tab/> <text:s text:c="5"/>(ExpresionNiv1<text:span text:style-name="T5">o</text:span>.tipo =/= boolean ᴧ ExpresionNiv1<text:span text:style-name="T5">1</text:span>.tipo = boolean))</text:p>
      <text:p text:style-name="P10"><text:tab/><text:tab/><text:tab/> <text:s text:c="13"/>error</text:p>
      <text:p text:style-name="P10"><text:tab/><text:tab/><text:tab/> <text:s/>sino <text:s text:c="3"/>boolean</text:p>
      <text:p text:style-name="P10"><text:tab/><text:tab/><text:tab/> <text:s/>finsi</text:p>
      <text:p text:style-name="P10"><text:tab/>ExpresionNiv1<text:span text:style-name="T5">1</text:span>.tsh = ExpresionNiv1<text:span text:style-name="T5">o</text:span>.tsh <text:s/>= Expresion.tsh</text:p>
      <text:p text:style-name="P8">Expresión → ExpresiónNiv1</text:p>
      <text:p text:style-name="P8"><text:tab/><text:span text:style-name="T1">Expresion.tipo = ExpresionNiv1.tipo</text:span></text:p>
      <text:p text:style-name="P10"><text:tab/>ExpresionNiv1.tsh = Expresion.tsh</text:p>
      <text:p text:style-name="P8">ExpresiónNiv1 → ExpresiónNiv1 OpNiv1 ExpresiónNiv2 </text:p>
      <text:p text:style-name="P8"><text:tab/><text:span text:style-name="T1">ExpresionNiv1</text:span><text:span text:style-name="T6">o</text:span><text:span text:style-name="T1">.tipo = </text:span></text:p>
      <text:p text:style-name="P10"><text:tab/><text:tab/>si (ExpresionNiv1<text:span text:style-name="T5">1</text:span>.tipo = error v ExpresionNiv2.tipo = error v</text:p>
      <text:p text:style-name="P10"><text:tab/><text:tab/> <text:s text:c="4"/>ExpresionNiv1<text:span text:style-name="T5">1</text:span>.tipo = char v ExpresionNiv2.tipo = char v</text:p>
      <text:p text:style-name="P10"><text:tab/><text:tab/> <text:s text:c="4"/>(ExpresionNiv1<text:span text:style-name="T5">1</text:span>.tipo = boolean ᴧ ExpresionNiv2.tipo =/= boolean) v</text:p>
      <text:p text:style-name="P10"><text:tab/> <text:s text:c="18"/>(ExpresionNiv1<text:span text:style-name="T5">1</text:span>.tipo =/= boolean ᴧ ExpresionNiv2.tipo = boolean))</text:p>
      <text:p text:style-name="P10"><text:tab/><text:tab/><text:tab/>error</text:p>
      <text:p text:style-name="P10"><text:tab/><text:tab/>sino case (OpNiv1.op)</text:p>
      <text:p text:style-name="P10"><text:tab/><text:tab/><text:tab/>suma,resta: </text:p>
      <text:p text:style-name="P10"><text:tab/><text:tab/><text:tab/> <text:s text:c="8"/>si (ExpresionNiv1<text:span text:style-name="T5">1</text:span>.tipo=float v ExpresionNiv2.tipo = float)</text:p>
      <text:p text:style-name="P10"><text:tab/><text:tab/><text:tab/><text:tab/>float</text:p>
      <text:p text:style-name="P10"><text:tab/><text:tab/><text:tab/> <text:s text:c="8"/>sino si (ExpresionNiv1<text:span text:style-name="T5">1</text:span>.tipo =integer v ExpresionNiv2.tipo = integer)</text:p>
      <text:p text:style-name="P10"><text:tab/><text:tab/><text:tab/><text:tab/> integer</text:p>
      <text:p text:style-name="P10"><text:tab/><text:tab/><text:tab/> <text:s text:c="8"/>sino si (ExpresionNiv1<text:span text:style-name="T5">1</text:span>.tipo =natural ᴧ ExpresionNiv2.tipo = natural)</text:p>
      <text:p text:style-name="P10"><text:tab/><text:tab/><text:tab/><text:tab/> natural</text:p>
      <text:p text:style-name="P10"><text:tab/><text:tab/><text:tab/> <text:s text:c="16"/>sino error</text:p>
      <text:p text:style-name="P10"><text:tab/><text:tab/><text:tab/>o: <text:s/></text:p>
      <text:p text:style-name="P10"><text:tab/><text:tab/><text:tab/> <text:s text:c="8"/>si (ExpresionNiv1<text:span text:style-name="T5">1</text:span>.tipo = boolean ᴧ ExpresionNiv2.tipo = boolean)</text:p>
      <text:p text:style-name="P10"><text:tab/><text:tab/><text:tab/><text:tab/> <text:s text:c="3"/>boolean</text:p>
      <text:p text:style-name="P10"><text:tab/><text:tab/><text:tab/> <text:s text:c="8"/>sino error</text:p>
      <text:p text:style-name="P10"><text:tab/>ExpresionNiv1<text:span text:style-name="T5">1</text:span>.tsh = ExpresionNiv2.tsh = ExpresionNiv1<text:span text:style-name="T5">o</text:span>.tsh</text:p>
      <text:p text:style-name="P8">ExpresiónNiv1 → ExpresiónNiv2</text:p>
      <text:p text:style-name="P8"><text:tab/><text:span text:style-name="T1">ExpresionNiv1.tipo = ExpresionNiv2.tipo</text:span></text:p>
      <text:p text:style-name="P10"><text:tab/>ExpresionNiv2.tsh = ExpresionNiv1.tsh</text:p>
      <text:p text:style-name="P8">ExpresiónNiv2 → ExpresiónNiv2 OpNiv2 ExpresiónNiv3</text:p>
      <text:p text:style-name="P8"><text:tab/><text:span text:style-name="T1">ExpresionNiv2</text:span><text:span text:style-name="T6">o</text:span><text:span text:style-name="T1">.tipo = </text:span></text:p>
      <text:p text:style-name="P10"><text:tab/><text:tab/>si (ExpresionNiv2<text:span text:style-name="T5">1</text:span>.tipo = error v ExpresionNiv3.tipo = error v</text:p>
      <text:p text:style-name="P10"><text:s text:c="33"/>ExpresionNiv2<text:span text:style-name="T5">1</text:span>.tipo = character v ExpresionNiv3.tipo = character v</text:p>
      <text:p text:style-name="P10"><text:tab/><text:tab/> <text:s text:c="3"/>(ExpresionNiv2<text:span text:style-name="T5">1</text:span>.tipo = boolean ᴧ ExpresionNiv3.tipo =/= boolean v</text:p>
      <text:p text:style-name="P10"><text:tab/><text:tab/> <text:s text:c="3"/>(ExpresionNiv2<text:span text:style-name="T5">1</text:span>.tipo =/= boolean ᴧ ExpresionNiv3.tipo = boolean))</text:p>
      <text:p text:style-name="P10"><text:tab/><text:tab/> <text:s text:c="9"/>Error</text:p>
      <text:p text:style-name="P10"><text:tab/><text:tab/>sino case (OpNiv2.op)</text:p>
      <text:p text:style-name="P10"><text:soft-page-break/><text:tab/><text:tab/><text:tab/>multiplica,divide: </text:p>
      <text:p text:style-name="P10"><text:tab/><text:tab/><text:tab/> <text:s text:c="8"/>si (ExpresionNiv2<text:span text:style-name="T5">1</text:span>.tipo=float v ExpresionNiv3.tipo = float)</text:p>
      <text:p text:style-name="P10"><text:tab/><text:tab/><text:tab/><text:tab/> <text:s text:c="3"/>float</text:p>
      <text:p text:style-name="P10"><text:tab/><text:tab/><text:tab/> <text:s text:c="8"/>sino si (ExpresionNiv2<text:span text:style-name="T5">1</text:span>.tipo =integer v ExpresionNiv3.tipo = integer)</text:p>
      <text:p text:style-name="P10"><text:tab/><text:tab/><text:tab/><text:tab/><text:tab/>integer</text:p>
      <text:p text:style-name="P10"><text:tab/><text:tab/><text:tab/> <text:s text:c="8"/>sino si (ExpresionNiv2<text:span text:style-name="T5">1</text:span>.tipo =natural ᴧ ExpresionNiv3.tipo=natural)</text:p>
      <text:p text:style-name="P10"><text:tab/><text:tab/><text:tab/><text:tab/> <text:s/>natural</text:p>
      <text:p text:style-name="P10"><text:tab/><text:tab/><text:tab/> <text:s text:c="6"/>sino error</text:p>
      <text:p text:style-name="P10"><text:tab/><text:tab/><text:tab/>modulo:</text:p>
      <text:p text:style-name="P10"><text:tab/><text:tab/><text:tab/> <text:s text:c="8"/>si (ExpresionNiv3.tipo = natural ᴧ</text:p>
      <text:p text:style-name="P10"><text:tab/><text:tab/><text:tab/><text:tab/>(ExpresionNiv2<text:span text:style-name="T5">1</text:span>.tipo=natural v ExpresionNiv2<text:span text:style-name="T5">1</text:span>.tipo=integer))<text:tab/></text:p>
      <text:p text:style-name="P10"><text:tab/><text:tab/><text:tab/><text:tab/> <text:s text:c="5"/>ExpresionNiv2<text:span text:style-name="T5">1</text:span>.tipo</text:p>
      <text:p text:style-name="P10"><text:tab/><text:tab/><text:tab/> <text:s text:c="8"/>sino <text:s text:c="4"/>error</text:p>
      <text:p text:style-name="P10"><text:tab/><text:tab/><text:tab/>y: <text:s/></text:p>
      <text:p text:style-name="P10"><text:tab/><text:tab/><text:tab/> <text:s text:c="8"/>si (ExpresionNiv2<text:span text:style-name="T5">1</text:span>.tipo = boolean ᴧ ExpresionNiv3.tipo = boolean)</text:p>
      <text:p text:style-name="P10"><text:tab/><text:tab/><text:tab/><text:tab/> <text:s text:c="3"/>boolean</text:p>
      <text:p text:style-name="P10"><text:tab/><text:tab/><text:tab/> <text:s text:c="8"/>sino error</text:p>
      <text:p text:style-name="P10"><text:tab/>ExpresionNiv2<text:span text:style-name="T5">1</text:span>.tsh = ExpresionNiv3.tsh = ExpresionNiv2<text:span text:style-name="T5">o</text:span>.tsh</text:p>
      <text:p text:style-name="P8">ExpresiónNiv2 → ExpresiónNiv3</text:p>
      <text:p text:style-name="P8"><text:tab/><text:span text:style-name="T1">ExpresionNiv2.tipo = ExpresionNiv3.tipo</text:span></text:p>
      <text:p text:style-name="P10"><text:tab/>ExpresionNiv3.tsh = ExpresionNiv2.tsh</text:p>
      <text:p text:style-name="P8">ExpresiónNiv3 → ExpresionNiv4 OpNiv3 ExpresiónNiv3</text:p>
      <text:p text:style-name="P8"><text:tab/><text:span text:style-name="T1">ExpresionNiv3</text:span><text:span text:style-name="T6">o</text:span><text:span text:style-name="T1">.tipo = </text:span></text:p>
      <text:p text:style-name="P10"><text:tab/><text:tab/>si (ExpresionNiv4.tipo = error v ExpresionNiv3<text:span text:style-name="T5">1</text:span>.tipo = error v</text:p>
      <text:p text:style-name="P10"><text:s text:c="33"/>ExpresionNiv4.tipo =/= natural v ExpresionNiv3<text:span text:style-name="T5">1</text:span>.tipo =/= natural)</text:p>
      <text:p text:style-name="P10"><text:tab/><text:tab/> <text:s text:c="6"/>error</text:p>
      <text:p text:style-name="P10"><text:tab/><text:tab/>sino natural</text:p>
      <text:p text:style-name="P10"><text:tab/>ExpresionNiv3<text:span text:style-name="T5">1</text:span>.tsh = ExpresionNiv4.tsh = ExpresionNiv3<text:span text:style-name="T5">o</text:span>.tsh</text:p>
      <text:p text:style-name="P8">ExpresiónNiv3 → ExpresiónNiv4</text:p>
      <text:p text:style-name="P8"><text:tab/><text:span text:style-name="T1">ExpresionNiv3.tipo =ExpresionNiv4.tipo</text:span></text:p>
      <text:p text:style-name="P10"><text:tab/>ExpresionNiv4.tsh = ExpresionNiv3.tsh</text:p>
      <text:p text:style-name="P8">ExpresiónNiv4 → OpNiv4 ExpresiónNiv4</text:p>
      <text:p text:style-name="P8"><text:tab/><text:span text:style-name="T1">ExpresionNiv4</text:span><text:span text:style-name="T6">o</text:span><text:span text:style-name="T1">.tipo = </text:span></text:p>
      <text:p text:style-name="P10"><text:tab/><text:tab/>si (ExpresionNiv4<text:span text:style-name="T5">1</text:span>.tipo = error)</text:p>
      <text:p text:style-name="P10"><text:tab/><text:tab/> <text:s text:c="9"/>error</text:p>
      <text:p text:style-name="P10"><text:tab/><text:tab/>sino case (OpNiv4.op)</text:p>
      <text:p text:style-name="P10"><text:tab/><text:tab/><text:tab/>no: </text:p>
      <text:p text:style-name="P10"><text:tab/><text:tab/><text:tab/> <text:s text:c="8"/>si (ExpresionNiv4<text:span text:style-name="T5">1</text:span>.tipo=boolean)</text:p>
      <text:p text:style-name="P10"><text:tab/><text:tab/><text:tab/><text:tab/> <text:s text:c="3"/>boolean</text:p>
      <text:p text:style-name="P10"><text:tab/><text:tab/><text:tab/> <text:s text:c="8"/>sino <text:s text:c="2"/>error</text:p>
      <text:p text:style-name="P10"><text:tab/><text:tab/><text:tab/>menos:</text:p>
      <text:p text:style-name="P10"><text:tab/><text:tab/><text:tab/> <text:s text:c="8"/>si (ExpresionNiv4<text:span text:style-name="T5">1</text:span>.tipo=float)</text:p>
      <text:p text:style-name="P10"><text:tab/><text:tab/><text:tab/><text:tab/> <text:s text:c="3"/>float</text:p>
      <text:p text:style-name="P10"><text:tab/><text:tab/><text:tab/> <text:s text:c="8"/>sino si (ExpresionNiv4<text:span text:style-name="T5">1</text:span>.tipo=integer v ExpresionNiv4<text:span text:style-name="T5">1</text:span>.tipo = natural)</text:p>
      <text:p text:style-name="P10"><text:tab/><text:tab/><text:tab/><text:tab/><text:tab/>integer</text:p>
      <text:p text:style-name="P10"><text:tab/><text:tab/><text:tab/><text:tab/> <text:s text:c="2"/>sino error</text:p>
      <text:p text:style-name="P10"><text:tab/><text:tab/><text:tab/>cast-float:</text:p>
      <text:p text:style-name="P10"><text:tab/><text:tab/><text:tab/> <text:s text:c="8"/>si (ExpresionNiv4<text:span text:style-name="T5">1</text:span>.tipo=/=boolean)</text:p>
      <text:p text:style-name="P10"><text:tab/><text:tab/><text:tab/><text:tab/> <text:s text:c="3"/>float</text:p>
      <text:p text:style-name="P10"><text:tab/><text:tab/><text:tab/> <text:s text:c="8"/>sino error</text:p>
      <text:p text:style-name="P10"><text:tab/><text:tab/><text:tab/>cast-int:</text:p>
      <text:p text:style-name="P10"><text:tab/><text:tab/><text:tab/> <text:s text:c="8"/>si (ExpresionNiv4<text:span text:style-name="T5">1</text:span>.tipo=/=boolean)</text:p>
      <text:p text:style-name="P10"><text:tab/><text:tab/><text:tab/><text:tab/> <text:s text:c="3"/>float</text:p>
      <text:p text:style-name="P10"><text:tab/><text:tab/><text:tab/> <text:s text:c="8"/>sino error</text:p>
      <text:p text:style-name="P10"><text:tab/><text:tab/><text:tab/>cast-nat:</text:p>
      <text:p text:style-name="P10"><text:tab/><text:tab/> <text:s text:c="2"/><text:tab/> <text:s text:c="8"/>si (ExpresionNiv4<text:span text:style-name="T5">1</text:span>.tipo=natural v ExpresionNiv4<text:span text:style-name="T5">1</text:span>.tipo=character)</text:p>
      <text:p text:style-name="P10"><text:tab/><text:tab/><text:tab/><text:tab/> <text:s text:c="2"/>natural</text:p>
      <text:p text:style-name="P10"><text:tab/><text:tab/><text:tab/> <text:s text:c="8"/>sino error</text:p>
      <text:p text:style-name="P10"><text:tab/><text:tab/><text:tab/>cast-char:</text:p>
      <text:p text:style-name="P10"><text:tab/><text:tab/><text:tab/> <text:s text:c="8"/>si (ExpresionNiv4<text:span text:style-name="T5">1</text:span>.tipo=natural v ExpresionNiv4<text:span text:style-name="T5">1</text:span>.tipo=character)</text:p>
      <text:p text:style-name="P10"><text:tab/><text:tab/><text:tab/><text:tab/> <text:s text:c="2"/>character</text:p>
      <text:p text:style-name="P10"><text:tab/><text:tab/><text:tab/> <text:s text:c="8"/>sino error</text:p>
      <text:p text:style-name="P10"><text:tab/>ExpresionNiv4<text:span text:style-name="T5">1</text:span>.tsh = ExpresionNiv4<text:span text:style-name="T5">o</text:span>.tsh</text:p>
      <text:p text:style-name="P8"><text:soft-page-break/>ExpresiónNiv4 → | Expresión |</text:p>
      <text:p text:style-name="P8"><text:tab/><text:span text:style-name="T1">ExpresionNiv4.tipo = </text:span></text:p>
      <text:p text:style-name="P10"><text:tab/><text:tab/>si (Expresion.tipo = error v Expresion.tipo=boolean v Expresion.tipo=character)</text:p>
      <text:p text:style-name="P10"><text:tab/><text:tab/> <text:s text:c="9"/>error</text:p>
      <text:p text:style-name="P10"><text:tab/><text:tab/>sino si (Expresion.tipo = float)</text:p>
      <text:p text:style-name="P10"><text:tab/><text:tab/><text:tab/>float</text:p>
      <text:p text:style-name="P10"><text:tab/><text:tab/>sino si (Expresion.tipo = natural)</text:p>
      <text:p text:style-name="P10"><text:tab/><text:tab/><text:tab/>natural</text:p>
      <text:p text:style-name="P10"><text:tab/><text:tab/>sino si (Expresion.tipo= integer)</text:p>
      <text:p text:style-name="P10"><text:tab/><text:tab/><text:tab/>integer</text:p>
      <text:p text:style-name="P10"><text:tab/><text:tab/>sino error</text:p>
      <text:p text:style-name="P10"><text:tab/>Expresion.tsh = ExpresionNiv4.tsh</text:p>
      <text:p text:style-name="P8">ExpresiónNiv4 → ( Expresión )</text:p>
      <text:p text:style-name="P8"><text:tab/><text:span text:style-name="T1">ExpresionNiv4.tipo = Expresion.tipo</text:span></text:p>
      <text:p text:style-name="P10"><text:tab/>Expresion.tsh = ExpresionNiv4.tsh</text:p>
      <text:p text:style-name="P8">ExpresiónNiv4 → Literal</text:p>
      <text:p text:style-name="P8"><text:tab/><text:span text:style-name="T1">Literal.tsh = ExpresiónNiv4.tsh</text:span></text:p>
      <text:p text:style-name="P8"><text:tab/><text:span text:style-name="T1">Expresion.tipo = Literal.tipo</text:span></text:p>
      <text:p text:style-name="P8">Literal → id</text:p>
      <text:p text:style-name="P8"><text:tab/><text:span text:style-name="T1">Literal.tipo = Literal.tsh[id.lex].tipo</text:span></text:p>
      <text:p text:style-name="P8">Literal → litNat</text:p>
      <text:p text:style-name="P8"><text:tab/><text:span text:style-name="T1">Literal.tipo = natural</text:span></text:p>
      <text:p text:style-name="P8">Literal → litFlo</text:p>
      <text:p text:style-name="P8"><text:tab/><text:span text:style-name="T1">Literal.tipo = float</text:span></text:p>
      <text:p text:style-name="P8">Literal → litBoo</text:p>
      <text:p text:style-name="P8"><text:tab/><text:span text:style-name="T1">Literal.tipo = boolean<text:tab/></text:span></text:p>
      <text:p text:style-name="P8">Literal → litCha</text:p>
      <text:p text:style-name="P8"><text:tab/><text:span text:style-name="T1">Literal.tipo = character</text:span></text:p>
      <text:p text:style-name="P8">OpNiv0 → &lt;</text:p>
      <text:p text:style-name="P8"><text:tab/><text:span text:style-name="T1">OpNiv0.op = menor</text:span></text:p>
      <text:p text:style-name="P8">OpNiv0 → &gt;<text:tab/></text:p>
      <text:p text:style-name="P8"><text:tab/><text:span text:style-name="T1">OpNiv0.op = mayor</text:span></text:p>
      <text:p text:style-name="P8">OpNiv0 → &lt;=</text:p>
      <text:p text:style-name="P8"><text:tab/><text:span text:style-name="T1">OpNiv0.op = menor-ig<text:tab/></text:span></text:p>
      <text:p text:style-name="P8">OpNiv0 → &gt;=</text:p>
      <text:p text:style-name="P8"><text:tab/><text:span text:style-name="T1">OpNiv0.op = mayor-ig</text:span></text:p>
      <text:p text:style-name="P8">OpNiv0 → =</text:p>
      <text:p text:style-name="P8"><text:tab/><text:span text:style-name="T1">OpNiv0.op = igual</text:span></text:p>
      <text:p text:style-name="P8">OpNiv0 → =/=</text:p>
      <text:p text:style-name="P8"><text:tab/><text:span text:style-name="T1">OpNiv0.op = no-igual</text:span></text:p>
      <text:p text:style-name="P8">OpNiv1 → +</text:p>
      <text:p text:style-name="P8"><text:tab/><text:span text:style-name="T1">OpNiv1.op = suma</text:span></text:p>
      <text:p text:style-name="P8">OpNiv1 → -</text:p>
      <text:p text:style-name="P8"><text:tab/><text:span text:style-name="T1">OpNiv1.op = resta</text:span></text:p>
      <text:p text:style-name="P8">OpNiv1 → or</text:p>
      <text:p text:style-name="P8"><text:tab/><text:span text:style-name="T1">OpNiv1.op = o</text:span></text:p>
      <text:p text:style-name="P8">OpNiv2 → *</text:p>
      <text:p text:style-name="P8"><text:tab/><text:span text:style-name="T1">OpNiv2.op = multiplica</text:span></text:p>
      <text:p text:style-name="P8">OpNiv2 → /</text:p>
      <text:p text:style-name="P8"><text:tab/><text:span text:style-name="T1">OpNiv2.op = divide</text:span></text:p>
      <text:p text:style-name="P8">OpNiv2 → %</text:p>
      <text:p text:style-name="P8"><text:tab/><text:span text:style-name="T1">OpNiv2.op = modulo</text:span></text:p>
      <text:p text:style-name="P8">OpNiv2 → and</text:p>
      <text:p text:style-name="P8"><text:tab/><text:span text:style-name="T1">OpNiv2.op = y</text:span></text:p>
      <text:p text:style-name="P1">OpNiv3 → &gt;&gt;</text:p>
      <text:p text:style-name="P1"><text:tab/><text:span text:style-name="T1">OpNiv3.op = shl</text:span></text:p>
      <text:p text:style-name="P1">OpNiv3 → &lt;&lt;</text:p>
      <text:p text:style-name="P1"><text:tab/><text:span text:style-name="T1">OpNiv3.op = shr</text:span></text:p>
      <text:p text:style-name="P1">OpNiv4 → not</text:p>
      <text:p text:style-name="P1"><text:tab/><text:span text:style-name="T1">OpNiv4.op = no</text:span></text:p>
      <text:p text:style-name="P1">OpNiv4 → -</text:p>
      <text:p text:style-name="P1"><text:tab/><text:span text:style-name="T1">OpNiv4.op = menos</text:span></text:p>
      <text:p text:style-name="P1">OpNiv4 → (float)</text:p>
      <text:p text:style-name="P1"><text:soft-page-break/><text:tab/><text:span text:style-name="T1">OpNiv4.op = cast-float</text:span></text:p>
      <text:p text:style-name="P1">OpNiv4 → (int)</text:p>
      <text:p text:style-name="P1"><text:tab/><text:span text:style-name="T1">OpNiv4.op = cast-int</text:span></text:p>
      <text:p text:style-name="P1">OpNiv4 → (nat)</text:p>
      <text:p text:style-name="P1"><text:tab/><text:span text:style-name="T1">OpNiv4.op = cast-nat</text:span></text:p>
      <text:p text:style-name="P1">OpNiv4 → (char)</text:p>
      <text:p text:style-name="P1"><text:tab/><text:span text:style-name="T1">OpNiv4.op = cast-ch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horndale AMT" svg:font-family="'Thorndale AMT'"/>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ctor </meta:initial-creator>
    <meta:creation-date>2010-01-12T10:36:57</meta:creation-date>
    <dc:date>2010-01-16T16:34:59</dc:date>
    <dc:creator>Hector </dc:creator>
    <meta:editing-duration>PT01H37M52S</meta:editing-duration>
    <meta:editing-cycles>7</meta:editing-cycles>
    <meta:generator>OpenOffice.org/3.1$Linux OpenOffice.org_project/310m21$Build-9319</meta:generator>
    <meta:document-statistic meta:table-count="0" meta:image-count="0" meta:object-count="0" meta:page-count="6" meta:paragraph-count="268" meta:word-count="1600" meta:character-count="12655"/>
  </office:meta>
</office:document-meta>
</file>